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cheance_5f_Avis_5f_A" style:display-name="echeance_Avis_A" style:family="table">
      <style:table-properties style:width="16.933cm" table:align="left"/>
    </style:style>
    <style:style style:name="echeance_5f_Avis_5f_A.A" style:display-name="echeance_Avis_A.A" style:family="table-column">
      <style:table-column-properties style:column-width="1.826cm"/>
    </style:style>
    <style:style style:name="echeance_5f_Avis_5f_A.B" style:display-name="echeance_Avis_A.B" style:family="table-column">
      <style:table-column-properties style:column-width="15.108cm"/>
    </style:style>
    <style:style style:name="echeance_5f_Avis_5f_A.1" style:display-name="echeance_Avis_A.1" style:family="table-row">
      <style:table-row-properties style:min-row-height="0.011cm"/>
    </style:style>
    <style:style style:name="echeance_5f_Avis_5f_A.A1" style:display-name="echeance_Avis_A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cm" fo:margin-bottom="0cm" fo:text-align="start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font-style="normal" fo:font-weight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echeance_Avis_A" table:style-name="echeance_5f_Avis_5f_A">
        <table:table-column table:style-name="echeance_5f_Avis_5f_A.A"/>
        <table:table-column table:style-name="echeance_5f_Avis_5f_A.B"/>
        <table:table-row table:style-name="echeance_5f_Avis_5f_A.1">
          <table:table-cell table:style-name="echeance_5f_Avis_5f_A.A1" office:value-type="string">
            <text:p text:style-name="Text_20_body_20_justified"><text:span text:style-name="T1">%{HEADER_ROWS:0}%%{RM_IF_NO_DATA:true,1}%</text:span>%{colonne}%%=col_copie_label=%</text:p>
          </table:table-cell>
          <table:table-cell table:style-name="echeance_5f_Avis_5f_A.A1" office:value-type="string">
            <text:p text:style-name="Text_20_body_20_justified">%{colonne}%%=col_copi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5-12T09:54:01</meta:creation-date>
    <dc:date>2010-11-12T08:19:30</dc:date>
    <meta:editing-cycles>48</meta:editing-cycles>
    <meta:editing-duration>PT5H1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16" meta:character-count="95"/>
  </office:meta>
</office:document-meta>
</file>